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45E8732B3C43B82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108cm, 5.042cm, 17.012cm, 5.38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684cm" svg:height="21.099cm" svg:x="0.792cm" svg:y="2.092cm">
          <draw:image xlink:href="Pictures/10000000000005E8000007E045E8732B3C43B82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14T16:24:41.889104381</dc:date>
    <meta:editing-duration>PT3M45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